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B00003B2000002C2E4409B475.svm"/>
  <manifest:file-entry manifest:media-type="" manifest:full-path="Pictures/2000000B00003B2000002C2EE26CF0C6.svm"/>
  <manifest:file-entry manifest:media-type="" manifest:full-path="Pictures/2000000B00003B2000002C2EA27ED5CB.svm"/>
  <manifest:file-entry manifest:media-type="" manifest:full-path="Pictures/2000000B00003B2000002C2E8CF4E493.svm"/>
  <manifest:file-entry manifest:media-type="" manifest:full-path="Pictures/2000000B00003B2000002C2E6C412455.svm"/>
  <manifest:file-entry manifest:media-type="" manifest:full-path="Pictures/2000000B00003B2000002C2E7AE1AF81.svm"/>
  <manifest:file-entry manifest:media-type="" manifest:full-path="Pictures/2000000B00003B2000002C2E6ADDF657.svm"/>
  <manifest:file-entry manifest:media-type="" manifest:full-path="Pictures/2000000B00003B2000002C2E1B441A9B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bol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position="0% 100%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position="super 58%" fo:font-size="12pt" style:text-underline-style="none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fo:font-size="12pt" style:text-underline-style="none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3 Report</text:p>
      <text:p text:style-name="P1">SMAI Assignment 2</text:p>
      <text:p text:style-name="P1">Pranav Goel (201525128)</text:p>
      <text:p text:style-name="P1"/>
      <text:p text:style-name="P2">Logistic Regression and Regularization</text:p>
      <text:p text:style-name="P3"/>
      <text:p text:style-name="P3"/>
      <text:p text:style-name="P3">1. L1</text:p>
      <text:p text:style-name="P9"/>
      <text:p text:style-name="P3"><text:span text:style-name="T1"><text:tab/></text:span><text:span text:style-name="T2"> C = 1 </text:span></text:p>
      <text:p text:style-name="P3"><text:span text:style-name="T2"><text:tab/> Accuracy = 94.128113879</text:span></text:p>
      <text:p text:style-name="P3"><text:span text:style-name="T2"/></text:p>
      <text:p text:style-name="P4"><draw:frame draw:style-name="fr1" draw:name="graphics1" text:anchor-type="paragraph" svg:width="5.9591in" svg:height="4.4528in" draw:z-index="0"><draw:image xlink:href="Pictures/2000000B00003B2000002C2E1B441A9B.svm" xlink:type="simple" xlink:show="embed" xlink:actuate="onLoad"/></draw:frame></text:p>
      <text:p text:style-name="P4"/>
      <text:p text:style-name="P4"/>
      <text:p text:style-name="P3"><text:span text:style-name="T1"><text:tab/></text:span><text:span text:style-name="T2"> C = 10 </text:span></text:p>
      <text:p text:style-name="P4"><text:tab/> Accuracy = 93.9501779359</text:p>
      <text:p text:style-name="P4"/>
      <text:p text:style-name="P4"><draw:frame draw:style-name="fr1" draw:name="graphics2" text:anchor-type="paragraph" svg:width="5.9591in" svg:height="4.4528in" draw:z-index="1"><draw:image xlink:href="Pictures/2000000B00003B2000002C2E6ADDF657.svm" xlink:type="simple" xlink:show="embed" xlink:actuate="onLoad"/></draw:frame><text:soft-page-break/></text:p>
      <text:p text:style-name="P3"><text:span text:style-name="T2"><text:tab/>C = 100 </text:span></text:p>
      <text:p text:style-name="P4"><text:tab/> Accuracy = 94.3060498221</text:p>
      <text:p text:style-name="P4"/>
      <text:p text:style-name="P4"><draw:frame draw:style-name="fr2" draw:name="graphics3" text:anchor-type="paragraph" svg:width="5.9591in" svg:height="4.4528in" draw:z-index="2"><draw:image xlink:href="Pictures/2000000B00003B2000002C2E7AE1AF81.svm" xlink:type="simple" xlink:show="embed" xlink:actuate="onLoad"/></draw:frame></text:p>
      <text:p text:style-name="P4"/>
      <text:p text:style-name="P4"><text:soft-page-break/></text:p>
      <text:p text:style-name="P3"><text:span text:style-name="T2"><text:tab/>C = 1000 </text:span></text:p>
      <text:p text:style-name="P4"><text:tab/> Accuracy = 94.3060498221</text:p>
      <text:p text:style-name="P4"/>
      <text:p text:style-name="P4"><draw:frame draw:style-name="fr2" draw:name="graphics4" text:anchor-type="paragraph" svg:width="5.9591in" svg:height="4.4528in" draw:z-index="3"><draw:image xlink:href="Pictures/2000000B00003B2000002C2E6C412455.svm" xlink:type="simple" xlink:show="embed" xlink:actuate="onLoad"/></draw:frame></text:p>
      <text:p text:style-name="P4"/>
      <text:p text:style-name="P4"/>
      <text:p text:style-name="P4">2. L2</text:p>
      <text:p text:style-name="P4"/>
      <text:p text:style-name="P4"><text:tab/>C = 1</text:p>
      <text:p text:style-name="P4"><text:tab/>Accuracy = 93.6832740214</text:p>
      <text:p text:style-name="P4"><draw:frame draw:style-name="fr3" draw:name="graphics5" text:anchor-type="paragraph" svg:x="0.5575in" svg:y="0.1602in" svg:width="4.9327in" svg:height="3.8756in" draw:z-index="4"><draw:image xlink:href="Pictures/2000000B00003B2000002C2EA27ED5CB.svm" xlink:type="simple" xlink:show="embed" xlink:actuate="onLoad"/></draw:frame></text:p>
      <text:p text:style-name="P4"><text:tab/></text:p>
      <text:p text:style-name="P4"/>
      <text:p text:style-name="P4"/>
      <text:p text:style-name="P4"/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text:tab/>C = 10</text:p>
      <text:p text:style-name="P4"><text:tab/>Accuracy = 93.4163701068</text:p>
      <text:p text:style-name="P4"/>
      <text:p text:style-name="P4"><draw:frame draw:style-name="fr2" draw:name="graphics6" text:anchor-type="paragraph" svg:width="5.9591in" svg:height="4.4528in" draw:z-index="5"><draw:image xlink:href="Pictures/2000000B00003B2000002C2EE26CF0C6.svm" xlink:type="simple" xlink:show="embed" xlink:actuate="onLoad"/></draw:frame><text:tab/></text:p>
      <text:p text:style-name="P4"/>
      <text:p text:style-name="P4"><text:tab/>C = 100</text:p>
      <text:p text:style-name="P4"><text:tab/>Accuracy = 93.6832740214</text:p>
      <text:p text:style-name="P4"/>
      <text:p text:style-name="P4"><draw:frame draw:style-name="fr2" draw:name="graphics7" text:anchor-type="paragraph" svg:width="5.9591in" svg:height="4.4528in" draw:z-index="6"><draw:image xlink:href="Pictures/2000000B00003B2000002C2E4409B475.svm" xlink:type="simple" xlink:show="embed" xlink:actuate="onLoad"/></draw:frame><text:soft-page-break/><text:tab/></text:p>
      <text:p text:style-name="P4"/>
      <text:p text:style-name="P4"><text:tab/>C = 1000</text:p>
      <text:p text:style-name="P4"><text:tab/>Accuracy = 93.5943060498</text:p>
      <text:p text:style-name="P4"/>
      <text:p text:style-name="P4"><draw:frame draw:style-name="fr2" draw:name="graphics8" text:anchor-type="paragraph" svg:width="5.9591in" svg:height="4.4528in" draw:z-index="7"><draw:image xlink:href="Pictures/2000000B00003B2000002C2E8CF4E493.svm" xlink:type="simple" xlink:show="embed" xlink:actuate="onLoad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Noto Sans CJK SC Regular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03T22:36:57.585204058</meta:creation-date>
    <dc:date>2017-10-04T15:42:53.98</dc:date>
    <meta:editing-duration>PT1H29M12S</meta:editing-duration>
    <meta:editing-cycles>11</meta:editing-cycles>
    <meta:generator>OpenOffice/4.1.3$Win32 OpenOffice.org_project/413m1$Build-9783</meta:generator>
    <meta:document-statistic meta:table-count="0" meta:image-count="8" meta:object-count="0" meta:page-count="5" meta:paragraph-count="27" meta:word-count="65" meta:character-count="378"/>
    <dc:creator>Pranav Goel</dc:creator>
  </office:meta>
</office:document-meta>
</file>